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59"/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1.562291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8.202083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3.095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oking_room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3" table:default-cell-style-name="ce3"/>
        <table:table-column table:style-name="co1" table:number-columns-repeated="16128" table:default-cell-style-name="ce1"/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20-04-24T00:00:00" table:style-name="ce2">
            <text:p>04/24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20-04-12T00:00:00" table:style-name="ce2">
            <text:p>04/12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OK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20-04-07T00:00:00" table:style-name="ce2">
            <text:p>04/07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NO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20-04-18T00:00:00" table:style-name="ce2">
            <text:p>04/18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NO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20-04-30T00:00:00" table:style-name="ce2">
            <text:p>04/30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OK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20-04-30T00:00:00" table:style-name="ce2">
            <text:p>04/30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WAIT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20-04-30T00:00:00" table:style-name="ce2">
            <text:p>04/30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NO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20-04-26T00:00:00" table:style-name="ce2">
            <text:p>04/26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20-05-07T00:00:00" table:style-name="ce2">
            <text:p>05/07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OK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20-05-07T00:00:00" table:style-name="ce2">
            <text:p>05/07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NO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20-05-21T00:00:00" table:style-name="ce2">
            <text:p>05/21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20-05-28T00:00:00" table:style-name="ce2">
            <text:p>05/28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NO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20-05-22T00:00:00" table:style-name="ce2">
            <text:p>05/22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NO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20-05-23T00:00:00" table:style-name="ce2">
            <text:p>05/23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WAIT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20-05-24T00:00:00" table:style-name="ce2">
            <text:p>05/24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OK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20-05-18T00:00:00" table:style-name="ce2">
            <text:p>05/18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20-05-31T00:00:00" table:style-name="ce2">
            <text:p>05/31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20-06-27T00:00:00" table:style-name="ce2">
            <text:p>06/27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NO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20-09-13T00:00:00" table:style-name="ce2">
            <text:p>09/13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20-05-22T00:00:00" table:style-name="ce2">
            <text:p>05/22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WAIT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20-06-11T00:00:00" table:style-name="ce2">
            <text:p>06/11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OK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20-06-30T00:00:00" table:style-name="ce2">
            <text:p>06/30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OK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20-06-16T00:00:00" table:style-name="ce2">
            <text:p>06/16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20-06-17T00:00:00" table:style-name="ce2">
            <text:p>06/17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20-07-19T00:00:00" table:style-name="ce2">
            <text:p>07/19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20-08-21T00:00:00" table:style-name="ce2">
            <text:p>08/21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20-08-12T00:00:00" table:style-name="ce2">
            <text:p>08/12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NO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20-08-31T00:00:00" table:style-name="ce2">
            <text:p>08/31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OK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20-05-27T00:00:00" table:style-name="ce2">
            <text:p>05/27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OK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20-05-29T00:00:00" table:style-name="ce2">
            <text:p>05/29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20-09-25T00:00:00" table:style-name="ce2">
            <text:p>09/25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NO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20-12-08T00:00:00" table:style-name="ce2">
            <text:p>12/08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OK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20-05-24T00:00:00" table:style-name="ce2">
            <text:p>05/24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WAIT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20-05-28T00:00:00" table:style-name="ce2">
            <text:p>05/28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WAIT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20-05-18T00:00:00" table:style-name="ce2">
            <text:p>05/18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20-06-28T00:00:00" table:style-name="ce2">
            <text:p>06/28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date" office:date-value="2020-06-03T00:00:00" table:style-name="ce2">
            <text:p>06/03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date" office:date-value="2020-05-31T00:00:00" table:style-name="ce2">
            <text:p>05/31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date" office:date-value="2020-05-31T00:00:00" table:style-name="ce2">
            <text:p>05/31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date" office:date-value="2020-10-17T00:00:00" table:style-name="ce2">
            <text:p>10/17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NO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20-06-15T00:00:00" table:style-name="ce2">
            <text:p>06/15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OK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date" office:date-value="2020-06-17T00:00:00" table:style-name="ce2">
            <text:p>06/17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NO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date" office:date-value="2020-05-05T00:00:00" table:style-name="ce2">
            <text:p>05/05/20</text:p>
          </table:table-cell>
          <table:table-cell office:value-type="string" table:style-name="ce3">
            <text:p>เวลา08.00-10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date" office:date-value="2020-09-16T00:00:00" table:style-name="ce2">
            <text:p>09/16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4</text:p>
          </table:table-cell>
          <table:table-cell office:value-type="string" table:style-name="ce3">
            <text:p>WAIT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date" office:date-value="2020-06-17T00:00:00" table:style-name="ce2">
            <text:p>06/17/20</text:p>
          </table:table-cell>
          <table:table-cell office:value-type="string" table:style-name="ce3">
            <text:p>เวลา10.00-12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OK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date" office:date-value="2020-06-17T00:00:00" table:style-name="ce2">
            <text:p>06/17/20</text:p>
          </table:table-cell>
          <table:table-cell office:value-type="string" table:style-name="ce3">
            <text:p>เวลา13.00-15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WAIT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date" office:date-value="2020-05-19T00:00:00" table:style-name="ce2">
            <text:p>05/19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3</text:p>
          </table:table-cell>
          <table:table-cell office:value-type="string" table:style-name="ce3">
            <text:p>WAIT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date" office:date-value="2020-05-22T00:00:00" table:style-name="ce2">
            <text:p>05/22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2</text:p>
          </table:table-cell>
          <table:table-cell office:value-type="string" table:style-name="ce3">
            <text:p>NO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date" office:date-value="2020-06-20T00:00:00" table:style-name="ce2">
            <text:p>06/20/20</text:p>
          </table:table-cell>
          <table:table-cell office:value-type="string" table:style-name="ce3">
            <text:p>เวลา15.00-17.00</text:p>
          </table:table-cell>
          <table:table-cell office:value-type="string" table:style-name="ce3">
            <text:p>M01</text:p>
          </table:table-cell>
          <table:table-cell office:value-type="string" table:style-name="ce3">
            <text:p>WAIT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comment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3" table:default-cell-style-name="ce3"/>
        <table:table-column table:style-name="co1" table:number-columns-repeated="16128" table:default-cell-style-name="ce1"/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ห้องประชุมM-03 สุดยอดมากๆสะอาด แอร์เย็นสบาย กว้างขวาง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ดีมากๆเลยครับ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จะมาใช้บริการทุกวันเลยค่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กลิ่นแอร์ไม่เหม็นเลยดีจัง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10คะแนนเต็มเลยครับเรื่องความสะอาด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เวรี่กู้ด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เผลอทำน้ำหก แต่พนักงานใจดีมากๆ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โต๊ะเก้าอี้แข็งไปหน่อย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เก้าอี้สี่ขานั่งสบาย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ห้องกระจกชอบจัง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ทำดีแล้วทำต่อไป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อยากให้ขยายเวลานานกว่านี้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สวัสดีจ้า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อากาศเย็นสบาย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แอร์ร้อนไป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พนักงานหน้าตาดีมาก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กว้างขวางห้องใหญ่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โต๊ะมีรอยขีดข่วนควรปรับปรุง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จะบอกว่าที่นี้ดีมากๆ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มีลูกบอกลูกมีหลานบอกหลานที่นี้ดีมาก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แย่จังพนักงานไม่สนใจเลย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พนักงานพูดไม่รู้เรื่อง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บรรยากาศน่ากลัว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ไม่มีคนหน้าตาดี จะไม่มาแล้ว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วิ่งแบบพี่ตูน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ควรใส่ใจลูกค้ามากกว่านี้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ทดสอบ ทดสอบ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ห้องเก็บเสียงสุดยอดเลย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ห้องประชุมน้อยไปหน่อย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ควรเพิ่มจำนวนโต๊ะมากกว่านี้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ตอนเย็นมีคนตะโกนดังมาก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ปลาหยุดเดียวนี้น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ทางเข้าห้องร้อนเกินไป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คนออกแบบห้องเขาเป็นใครกัน อยากรู้จักมากๆ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จะให้ดีต้องมีสอง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รบกวนช่วยปรับปรุงเรื่องความสะอาดห้องด้วย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รบกวนช่วยปรับปรุงเฟอร์นิเจอร์ในห้องM01 หมดสภาพแล้ว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ห้องประชุม M04 ดีที่สุด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เดียวจะแนะนำให้คนรู้จักมาใช้บริการทีนี้ครับ สุดยอดไปเลยครับ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เขาว่ากันว่าตอนเช้าจะสว่าง ตอนกลางคืนจะมืด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ตำนานห้องประชุม M02 ยังคงอยู่ตลอดไป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M03ห้องนี้คือที่สุด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เอายีราฟเข้าห้องได้ไหมครับ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ดีเจวิว ไปไปไป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สนุกจังเลยห้องM02ดีมาก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ห้องประชุมหรือสงครามระหว่างห้องเนี่ย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ด้านนอกร้อนพอเข้ามาในห้องประชุมเย็นฉ่ำเลย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ยาวไปวันนี้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ห้องM04กว้างเกินไปไม่ชอบเลย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M01 ห้องนี้มีแต่ได้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อยากจะประชุมเมื่อไหร่ก็แวะมาห้อง M0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3">
            <text:p>LoveLove ห้องM02 จ้า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user" table:style-name="ta1"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48" table:default-cell-style-name="ce3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dmin</text:p>
          </table:table-cell>
          <table:table-cell office:value-type="string" table:style-name="ce3">
            <text:p>21232f297a57a5a743894a0e4a801fc3</text:p>
          </table:table-cell>
          <table:table-cell office:value-type="string" table:style-name="ce3">
            <text:p>admin</text:p>
          </table:table-cell>
          <table:table-cell office:value-type="string" table:style-name="ce3">
            <text:p>admin</text:p>
          </table:table-cell>
          <table:table-cell office:value-type="string" table:style-name="ce3">
            <text:p>a</text:p>
          </table:table-cell>
          <table:table-cell office:value-type="string" table:style-name="ce3">
            <text:p>admin189@gmail.com</text:p>
          </table:table-cell>
          <table:table-cell office:value-type="string" table:style-name="ce3">
            <text:p>086541236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somchai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somchai</text:p>
          </table:table-cell>
          <table:table-cell office:value-type="string" table:style-name="ce3">
            <text:p>chatri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omchai@gmail.com</text:p>
          </table:table-cell>
          <table:table-cell office:value-type="string" table:style-name="ce3">
            <text:p>081365874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noolek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noolek</text:p>
          </table:table-cell>
          <table:table-cell office:value-type="string" table:style-name="ce3">
            <text:p>sirikul</text:p>
          </table:table-cell>
          <table:table-cell office:value-type="string" table:style-name="ce3">
            <text:p>m</text:p>
          </table:table-cell>
          <table:table-cell office:value-type="string" table:style-name="ce3">
            <text:p>noolek@hotmail.com</text:p>
          </table:table-cell>
          <table:table-cell office:value-type="string" table:style-name="ce3">
            <text:p>088963214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sompong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sompong</text:p>
          </table:table-cell>
          <table:table-cell office:value-type="string" table:style-name="ce3">
            <text:p>nakrub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ompong56@gmail.com</text:p>
          </table:table-cell>
          <table:table-cell office:value-type="string" table:style-name="ce3">
            <text:p>0896542369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test10</text:p>
          </table:table-cell>
          <table:table-cell office:value-type="string" table:style-name="ce3">
            <text:p>c1a8e059bfd1e911cf10b626340c9a54</text:p>
          </table:table-cell>
          <table:table-cell office:value-type="string" table:style-name="ce3">
            <text:p>test10krub</text:p>
          </table:table-cell>
          <table:table-cell office:value-type="string" table:style-name="ce3">
            <text:p>testji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10@gmail.com</text:p>
          </table:table-cell>
          <table:table-cell office:value-type="string" table:style-name="ce3">
            <text:p>0874123658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johnkrub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ohnbkk@gmail.com</text:p>
          </table:table-cell>
          <table:table-cell office:value-type="string" table:style-name="ce3">
            <text:p>082365963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yuna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yuna</text:p>
          </table:table-cell>
          <table:table-cell office:value-type="string" table:style-name="ce3">
            <text:p>aunju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yuna@hotmail.com</text:p>
          </table:table-cell>
          <table:table-cell office:value-type="string" table:style-name="ce3">
            <text:p>0896255523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johnson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ohnson</text:p>
          </table:table-cell>
          <table:table-cell office:value-type="string" table:style-name="ce3">
            <text:p>johnsonkrub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ohnsonbkk@gmail.com</text:p>
          </table:table-cell>
          <table:table-cell office:value-type="string" table:style-name="ce3">
            <text:p>088365963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johnbrown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ohnbrown</text:p>
          </table:table-cell>
          <table:table-cell office:value-type="string" table:style-name="ce3">
            <text:p>wiskibottl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bb@gmail.com</text:p>
          </table:table-cell>
          <table:table-cell office:value-type="string" table:style-name="ce3">
            <text:p>088364963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bengirm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bengrim</text:p>
          </table:table-cell>
          <table:table-cell office:value-type="string" table:style-name="ce3">
            <text:p>fanta</text:p>
          </table:table-cell>
          <table:table-cell office:value-type="string" table:style-name="ce3">
            <text:p>m</text:p>
          </table:table-cell>
          <table:table-cell office:value-type="string" table:style-name="ce3">
            <text:p>f4t@gmail.com</text:p>
          </table:table-cell>
          <table:table-cell office:value-type="string" table:style-name="ce3">
            <text:p>096371963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donny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donny</text:p>
          </table:table-cell>
          <table:table-cell office:value-type="string" table:style-name="ce3">
            <text:p>yen</text:p>
          </table:table-cell>
          <table:table-cell office:value-type="string" table:style-name="ce3">
            <text:p>m</text:p>
          </table:table-cell>
          <table:table-cell office:value-type="string" table:style-name="ce3">
            <text:p>ipman@gmail.com</text:p>
          </table:table-cell>
          <table:table-cell office:value-type="string" table:style-name="ce3">
            <text:p>081234963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sugar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sugar</text:p>
          </table:table-cell>
          <table:table-cell office:value-type="string" table:style-name="ce3">
            <text:p>mamon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ugarwipwup@gmail.com</text:p>
          </table:table-cell>
          <table:table-cell office:value-type="string" table:style-name="ce3">
            <text:p>0587456329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johnlock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ohnlock</text:p>
          </table:table-cell>
          <table:table-cell office:value-type="string" table:style-name="ce3">
            <text:p>cena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we@gmail.com</text:p>
          </table:table-cell>
          <table:table-cell office:value-type="string" table:style-name="ce3">
            <text:p>088361234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lisa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lisa</text:p>
          </table:table-cell>
          <table:table-cell office:value-type="string" table:style-name="ce3">
            <text:p>blackpink</text:p>
          </table:table-cell>
          <table:table-cell office:value-type="string" table:style-name="ce3">
            <text:p>m</text:p>
          </table:table-cell>
          <table:table-cell office:value-type="string" table:style-name="ce3">
            <text:p>lisa@gmail.com</text:p>
          </table:table-cell>
          <table:table-cell office:value-type="string" table:style-name="ce3">
            <text:p>088987463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jisoo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isoo</text:p>
          </table:table-cell>
          <table:table-cell office:value-type="string" table:style-name="ce3">
            <text:p>naka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isoo@gmail.com</text:p>
          </table:table-cell>
          <table:table-cell office:value-type="string" table:style-name="ce3">
            <text:p>088888883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rose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rose</text:p>
          </table:table-cell>
          <table:table-cell office:value-type="string" table:style-name="ce3">
            <text:p>bpka</text:p>
          </table:table-cell>
          <table:table-cell office:value-type="string" table:style-name="ce3">
            <text:p>m</text:p>
          </table:table-cell>
          <table:table-cell office:value-type="string" table:style-name="ce3">
            <text:p>rose@gmail.com</text:p>
          </table:table-cell>
          <table:table-cell office:value-type="string" table:style-name="ce3">
            <text:p>0983649633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jenny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jenny</text:p>
          </table:table-cell>
          <table:table-cell office:value-type="string" table:style-name="ce3">
            <text:p>cuteka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enny@gmail.com</text:p>
          </table:table-cell>
          <table:table-cell office:value-type="string" table:style-name="ce3">
            <text:p>0965417639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pitoon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pitoon</text:p>
          </table:table-cell>
          <table:table-cell office:value-type="string" table:style-name="ce3">
            <text:p>runforlif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pitoon@gmail.com</text:p>
          </table:table-cell>
          <table:table-cell office:value-type="string" table:style-name="ce3">
            <text:p>088456987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chatja</text:p>
          </table:table-cell>
          <table:table-cell office:value-type="string" table:style-name="ce3">
            <text:p>5a105e8b9d40e1329780d62ea2265d8a</text:p>
          </table:table-cell>
          <table:table-cell office:value-type="string" table:style-name="ce3">
            <text:p>chat</text:p>
          </table:table-cell>
          <table:table-cell office:value-type="string" table:style-name="ce3">
            <text:p>kamsa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ckkm@gmail.com</text:p>
          </table:table-cell>
          <table:table-cell office:value-type="string" table:style-name="ce3">
            <text:p>087774963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jasok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jasok</text:p>
          </table:table-cell>
          <table:table-cell office:value-type="string" table:style-name="ce3">
            <text:p>un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asok@hotmail.com</text:p>
          </table:table-cell>
          <table:table-cell office:value-type="string" table:style-name="ce3">
            <text:p>074563259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่sokjin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sokjin</text:p>
          </table:table-cell>
          <table:table-cell office:value-type="string" table:style-name="ce3">
            <text:p>ge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okjin@gmail.com</text:p>
          </table:table-cell>
          <table:table-cell office:value-type="string" table:style-name="ce3">
            <text:p>0389651247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jongkook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jongkok</text:p>
          </table:table-cell>
          <table:table-cell office:value-type="string" table:style-name="ce3">
            <text:p>kim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ongkook@gmail.com</text:p>
          </table:table-cell>
          <table:table-cell office:value-type="string" table:style-name="ce3">
            <text:p>0985472364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kwangsoo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kwangsoo</text:p>
          </table:table-cell>
          <table:table-cell office:value-type="string" table:style-name="ce3">
            <text:p>eii</text:p>
          </table:table-cell>
          <table:table-cell office:value-type="string" table:style-name="ce3">
            <text:p>m</text:p>
          </table:table-cell>
          <table:table-cell office:value-type="string" table:style-name="ce3">
            <text:p>kwangsoo@gmail.com</text:p>
          </table:table-cell>
          <table:table-cell office:value-type="string" table:style-name="ce3">
            <text:p>0987453269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jiho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jiho</text:p>
          </table:table-cell>
          <table:table-cell office:value-type="string" table:style-name="ce3">
            <text:p>so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jiho@gmail.com</text:p>
          </table:table-cell>
          <table:table-cell office:value-type="string" table:style-name="ce3">
            <text:p>0845632578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haha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haha</text:p>
          </table:table-cell>
          <table:table-cell office:value-type="string" table:style-name="ce3">
            <text:p>donghun</text:p>
          </table:table-cell>
          <table:table-cell office:value-type="string" table:style-name="ce3">
            <text:p>m</text:p>
          </table:table-cell>
          <table:table-cell office:value-type="string" table:style-name="ce3">
            <text:p>haha@gmail.com</text:p>
          </table:table-cell>
          <table:table-cell office:value-type="string" table:style-name="ce3">
            <text:p>088667463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gary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gary</text:p>
          </table:table-cell>
          <table:table-cell office:value-type="string" table:style-name="ce3">
            <text:p>ka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ary@gmail.com</text:p>
          </table:table-cell>
          <table:table-cell office:value-type="string" table:style-name="ce3">
            <text:p>0886952837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sechan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sechan</text:p>
          </table:table-cell>
          <table:table-cell office:value-type="string" table:style-name="ce3">
            <text:p>young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echan@gmail.com</text:p>
          </table:table-cell>
          <table:table-cell office:value-type="string" table:style-name="ce3">
            <text:p>0983555633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somin</text:p>
          </table:table-cell>
          <table:table-cell office:value-type="string" table:style-name="ce3">
            <text:p>1763454f8d3eab7a984dc19ee013613f</text:p>
          </table:table-cell>
          <table:table-cell office:value-type="string" table:style-name="ce3">
            <text:p>somin</text:p>
          </table:table-cell>
          <table:table-cell office:value-type="string" table:style-name="ce3">
            <text:p>jon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omin@gmail.com</text:p>
          </table:table-cell>
          <table:table-cell office:value-type="string" table:style-name="ce3">
            <text:p>0962222639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testa00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00</text:p>
          </table:table-cell>
          <table:table-cell office:value-type="string" table:style-name="ce3">
            <text:p>testa00krub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00@hotmail.com</text:p>
          </table:table-cell>
          <table:table-cell office:value-type="string" table:style-name="ce3">
            <text:p>0369854123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testa1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1</text:p>
          </table:table-cell>
          <table:table-cell office:value-type="string" table:style-name="ce3">
            <text:p>testa1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1@gmail.com</text:p>
          </table:table-cell>
          <table:table-cell office:value-type="string" table:style-name="ce3">
            <text:p>099999999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testa2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2</text:p>
          </table:table-cell>
          <table:table-cell office:value-type="string" table:style-name="ce3">
            <text:p>testa2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2@gmail.com</text:p>
          </table:table-cell>
          <table:table-cell office:value-type="string" table:style-name="ce3">
            <text:p>0999999992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testa3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3</text:p>
          </table:table-cell>
          <table:table-cell office:value-type="string" table:style-name="ce3">
            <text:p>testa3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3@gmail.com</text:p>
          </table:table-cell>
          <table:table-cell office:value-type="string" table:style-name="ce3">
            <text:p>0999999993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testa4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4</text:p>
          </table:table-cell>
          <table:table-cell office:value-type="string" table:style-name="ce3">
            <text:p>testa4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4@gmail.com</text:p>
          </table:table-cell>
          <table:table-cell office:value-type="string" table:style-name="ce3">
            <text:p>0999999994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testa5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5</text:p>
          </table:table-cell>
          <table:table-cell office:value-type="string" table:style-name="ce3">
            <text:p>testa5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5@gmail.com</text:p>
          </table:table-cell>
          <table:table-cell office:value-type="string" table:style-name="ce3">
            <text:p>0999999995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testa6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6</text:p>
          </table:table-cell>
          <table:table-cell office:value-type="string" table:style-name="ce3">
            <text:p>testa6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6@gmail.com</text:p>
          </table:table-cell>
          <table:table-cell office:value-type="string" table:style-name="ce3">
            <text:p>0999999996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testa7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7</text:p>
          </table:table-cell>
          <table:table-cell office:value-type="string" table:style-name="ce3">
            <text:p>testa7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7@gmail.com</text:p>
          </table:table-cell>
          <table:table-cell office:value-type="string" table:style-name="ce3">
            <text:p>0999999997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testa8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8</text:p>
          </table:table-cell>
          <table:table-cell office:value-type="string" table:style-name="ce3">
            <text:p>testa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8@gmail.com</text:p>
          </table:table-cell>
          <table:table-cell office:value-type="string" table:style-name="ce3">
            <text:p>0999999998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testa9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9</text:p>
          </table:table-cell>
          <table:table-cell office:value-type="string" table:style-name="ce3">
            <text:p>testa9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9@gmail.com</text:p>
          </table:table-cell>
          <table:table-cell office:value-type="string" table:style-name="ce3">
            <text:p>0999999999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testa10</text:p>
          </table:table-cell>
          <table:table-cell office:value-type="string" table:style-name="ce3">
            <text:p>3ef6bb69634432e1fce92aab2144c335</text:p>
          </table:table-cell>
          <table:table-cell office:value-type="string" table:style-name="ce3">
            <text:p>testa10</text:p>
          </table:table-cell>
          <table:table-cell office:value-type="string" table:style-name="ce3">
            <text:p>testa10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a10@gmail.com</text:p>
          </table:table-cell>
          <table:table-cell office:value-type="string" table:style-name="ce3">
            <text:p>0999999853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testb00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00</text:p>
          </table:table-cell>
          <table:table-cell office:value-type="string" table:style-name="ce3">
            <text:p>testb00krub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00@gmail.com</text:p>
          </table:table-cell>
          <table:table-cell office:value-type="string" table:style-name="ce3">
            <text:p>0369851237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testb1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1</text:p>
          </table:table-cell>
          <table:table-cell office:value-type="string" table:style-name="ce3">
            <text:p>testb11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1@gmail.com</text:p>
          </table:table-cell>
          <table:table-cell office:value-type="string" table:style-name="ce3">
            <text:p>033333333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testb2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2</text:p>
          </table:table-cell>
          <table:table-cell office:value-type="string" table:style-name="ce3">
            <text:p>testb22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2@gmail.com</text:p>
          </table:table-cell>
          <table:table-cell office:value-type="string" table:style-name="ce3">
            <text:p>081434963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testb3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3</text:p>
          </table:table-cell>
          <table:table-cell office:value-type="string" table:style-name="ce3">
            <text:p>testb33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3@gmail.com</text:p>
          </table:table-cell>
          <table:table-cell office:value-type="string" table:style-name="ce3">
            <text:p>0587456329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testb4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4</text:p>
          </table:table-cell>
          <table:table-cell office:value-type="string" table:style-name="ce3">
            <text:p>testb44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4@gmail.com</text:p>
          </table:table-cell>
          <table:table-cell office:value-type="string" table:style-name="ce3">
            <text:p>088361234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testb5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5</text:p>
          </table:table-cell>
          <table:table-cell office:value-type="string" table:style-name="ce3">
            <text:p>testb55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5@gmail.com</text:p>
          </table:table-cell>
          <table:table-cell office:value-type="string" table:style-name="ce3">
            <text:p>088987463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testb6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6</text:p>
          </table:table-cell>
          <table:table-cell office:value-type="string" table:style-name="ce3">
            <text:p>testb66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6@gmail.com</text:p>
          </table:table-cell>
          <table:table-cell office:value-type="string" table:style-name="ce3">
            <text:p>088885583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testb7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7</text:p>
          </table:table-cell>
          <table:table-cell office:value-type="string" table:style-name="ce3">
            <text:p>testb77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7@gmail.com</text:p>
          </table:table-cell>
          <table:table-cell office:value-type="string" table:style-name="ce3">
            <text:p>0945649633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testb8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8</text:p>
          </table:table-cell>
          <table:table-cell office:value-type="string" table:style-name="ce3">
            <text:p>testb8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8@gmail.com</text:p>
          </table:table-cell>
          <table:table-cell office:value-type="string" table:style-name="ce3">
            <text:p>0965111639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testb88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88</text:p>
          </table:table-cell>
          <table:table-cell office:value-type="string" table:style-name="ce3">
            <text:p>testb888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88@gmail.com</text:p>
          </table:table-cell>
          <table:table-cell office:value-type="string" table:style-name="ce3">
            <text:p>096511163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testb9</text:p>
          </table:table-cell>
          <table:table-cell office:value-type="string" table:style-name="ce3">
            <text:p>3bec1ea732c007043dfd7d624ac7bfd0</text:p>
          </table:table-cell>
          <table:table-cell office:value-type="string" table:style-name="ce3">
            <text:p>testb9</text:p>
          </table:table-cell>
          <table:table-cell office:value-type="string" table:style-name="ce3">
            <text:p>testb99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estb9@gmail.com</text:p>
          </table:table-cell>
          <table:table-cell office:value-type="string" table:style-name="ce3">
            <text:p>0889638871</text:p>
          </table:table-cell>
          <table:table-cell table:number-columns-repeated="16376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ahoma" svg:font-family="Tahoma"/>
  </office:font-face-decls>
  <office:styles>
    <number:number-style style:name="N0">
      <number:number number:min-integer-digits="1"/>
    </number:number-style>
    <number:date-style style:name="N59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pMyAdmin 5.0.1</meta:initial-creator>
    <dc:creator>Mr.Robin ThaiSakon</dc:creator>
    <meta:creation-date>2020-05-15T11:07:51Z</meta:creation-date>
    <dc:date>2020-05-15T09:11:13Z</dc:date>
  </office:meta>
</office:document-meta>
</file>